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sMockitoAnnotationsTest.should_not_throw_class_cast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sMockitoAnnotation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llectionSourceProvider.getCollection( T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